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0.5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43in" svg:height="3.5437in" svg:x="6.5378in" svg:y="0.2252in">
            <draw:object draw:notify-on-update-of-ranges="Sheet1.A2:Sheet1.A12 Sheet1.B2:Sheet1.B12 Sheet1.A2:Sheet1.A12 Sheet1.C2:Sheet1.C12 Sheet1.A2:Sheet1.A12 Sheet1.D2:Sheet1.D12 Sheet1.A2:Sheet1.A12 Sheet1.E2:Sheet1.E12 Sheet1.A2:Sheet1.A12 Sheet1.F2:Sheet1.F12 Sheet1.A2:Sheet1.A12 Sheet1.G2:Sheet1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3.15" calcext:value-type="float">
            <text:p>273.15</text:p>
          </table:table-cell>
          <table:table-cell office:value-type="float" office:value="293.15" calcext:value-type="float">
            <text:p>293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313.15" calcext:value-type="float">
            <text:p>313.15</text:p>
          </table:table-cell>
          <table:table-cell office:value-type="float" office:value="333.15" calcext:value-type="float">
            <text:p>333.15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E2]*EXP(-[.$H2]/8.314*(1/[.$E$1]-1/[.B$1]))" office:value-type="float" office:value="0.015" calcext:value-type="float">
            <text:p>0.015</text:p>
          </table:table-cell>
          <table:table-cell table:formula="of:=[.$E2]*EXP(-[.$H2]/8.314*(1/[.$E$1]-1/[.C$1]))" office:value-type="float" office:value="0.015" calcext:value-type="float">
            <text:p>0.015</text:p>
          </table:table-cell>
          <table:table-cell table:formula="of:=[.$E2]*EXP(-[.$H2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2]*EXP(-[.$H2]/8.314*(1/[.$E$1]-1/[.F$1]))" office:value-type="float" office:value="0.015" calcext:value-type="float">
            <text:p>0.015</text:p>
          </table:table-cell>
          <table:table-cell table:formula="of:=[.$E2]*EXP(-[.$H2]/8.314*(1/[.$E$1]-1/[.G$1]))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E3]*EXP(-[.$H3]/8.314*(1/[.$E$1]-1/[.B$1]))" office:value-type="float" office:value="0.015" calcext:value-type="float">
            <text:p>0.015</text:p>
          </table:table-cell>
          <table:table-cell table:formula="of:=[.$E3]*EXP(-[.$H3]/8.314*(1/[.$E$1]-1/[.C$1]))" office:value-type="float" office:value="0.015" calcext:value-type="float">
            <text:p>0.015</text:p>
          </table:table-cell>
          <table:table-cell table:formula="of:=[.$E3]*EXP(-[.$H3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3]*EXP(-[.$H3]/8.314*(1/[.$E$1]-1/[.F$1]))" office:value-type="float" office:value="0.015" calcext:value-type="float">
            <text:p>0.015</text:p>
          </table:table-cell>
          <table:table-cell table:formula="of:=[.$E3]*EXP(-[.$H3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E4]*EXP(-[.$H4]/8.314*(1/[.$E$1]-1/[.B$1]))" office:value-type="float" office:value="0.015" calcext:value-type="float">
            <text:p>0.015</text:p>
          </table:table-cell>
          <table:table-cell table:formula="of:=[.$E4]*EXP(-[.$H4]/8.314*(1/[.$E$1]-1/[.C$1]))" office:value-type="float" office:value="0.015" calcext:value-type="float">
            <text:p>0.015</text:p>
          </table:table-cell>
          <table:table-cell table:formula="of:=[.$E4]*EXP(-[.$H4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4]*EXP(-[.$H4]/8.314*(1/[.$E$1]-1/[.F$1]))" office:value-type="float" office:value="0.015" calcext:value-type="float">
            <text:p>0.015</text:p>
          </table:table-cell>
          <table:table-cell table:formula="of:=[.$E4]*EXP(-[.$H4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E5]*EXP(-[.$H5]/8.314*(1/[.$E$1]-1/[.B$1]))" office:value-type="float" office:value="0.015" calcext:value-type="float">
            <text:p>0.015</text:p>
          </table:table-cell>
          <table:table-cell table:formula="of:=[.$E5]*EXP(-[.$H5]/8.314*(1/[.$E$1]-1/[.C$1]))" office:value-type="float" office:value="0.015" calcext:value-type="float">
            <text:p>0.015</text:p>
          </table:table-cell>
          <table:table-cell table:formula="of:=[.$E5]*EXP(-[.$H5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5]*EXP(-[.$H5]/8.314*(1/[.$E$1]-1/[.F$1]))" office:value-type="float" office:value="0.015" calcext:value-type="float">
            <text:p>0.015</text:p>
          </table:table-cell>
          <table:table-cell table:formula="of:=[.$E5]*EXP(-[.$H5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$E6]*EXP(-[.$H6]/8.314*(1/[.$E$1]-1/[.B$1]))" office:value-type="float" office:value="0.015" calcext:value-type="float">
            <text:p>0.015</text:p>
          </table:table-cell>
          <table:table-cell table:formula="of:=[.$E6]*EXP(-[.$H6]/8.314*(1/[.$E$1]-1/[.C$1]))" office:value-type="float" office:value="0.015" calcext:value-type="float">
            <text:p>0.015</text:p>
          </table:table-cell>
          <table:table-cell table:formula="of:=[.$E6]*EXP(-[.$H6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6]*EXP(-[.$H6]/8.314*(1/[.$E$1]-1/[.F$1]))" office:value-type="float" office:value="0.015" calcext:value-type="float">
            <text:p>0.015</text:p>
          </table:table-cell>
          <table:table-cell table:formula="of:=[.$E6]*EXP(-[.$H6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$E7]*EXP(-[.$H7]/8.314*(1/[.$E$1]-1/[.B$1]))" office:value-type="float" office:value="0.015" calcext:value-type="float">
            <text:p>0.015</text:p>
          </table:table-cell>
          <table:table-cell table:formula="of:=[.$E7]*EXP(-[.$H7]/8.314*(1/[.$E$1]-1/[.C$1]))" office:value-type="float" office:value="0.015" calcext:value-type="float">
            <text:p>0.015</text:p>
          </table:table-cell>
          <table:table-cell table:formula="of:=[.$E7]*EXP(-[.$H7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7]*EXP(-[.$H7]/8.314*(1/[.$E$1]-1/[.F$1]))" office:value-type="float" office:value="0.015" calcext:value-type="float">
            <text:p>0.015</text:p>
          </table:table-cell>
          <table:table-cell table:formula="of:=[.$E7]*EXP(-[.$H7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$E8]*EXP(-[.$H8]/8.314*(1/[.$E$1]-1/[.B$1]))" office:value-type="float" office:value="0.015" calcext:value-type="float">
            <text:p>0.015</text:p>
          </table:table-cell>
          <table:table-cell table:formula="of:=[.$E8]*EXP(-[.$H8]/8.314*(1/[.$E$1]-1/[.C$1]))" office:value-type="float" office:value="0.015" calcext:value-type="float">
            <text:p>0.015</text:p>
          </table:table-cell>
          <table:table-cell table:formula="of:=[.$E8]*EXP(-[.$H8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8]*EXP(-[.$H8]/8.314*(1/[.$E$1]-1/[.F$1]))" office:value-type="float" office:value="0.015" calcext:value-type="float">
            <text:p>0.015</text:p>
          </table:table-cell>
          <table:table-cell table:formula="of:=[.$E8]*EXP(-[.$H8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$E9]*EXP(-[.$H9]/8.314*(1/[.$E$1]-1/[.B$1]))" office:value-type="float" office:value="0.015" calcext:value-type="float">
            <text:p>0.015</text:p>
          </table:table-cell>
          <table:table-cell table:formula="of:=[.$E9]*EXP(-[.$H9]/8.314*(1/[.$E$1]-1/[.C$1]))" office:value-type="float" office:value="0.015" calcext:value-type="float">
            <text:p>0.015</text:p>
          </table:table-cell>
          <table:table-cell table:formula="of:=[.$E9]*EXP(-[.$H9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9]*EXP(-[.$H9]/8.314*(1/[.$E$1]-1/[.F$1]))" office:value-type="float" office:value="0.015" calcext:value-type="float">
            <text:p>0.015</text:p>
          </table:table-cell>
          <table:table-cell table:formula="of:=[.$E9]*EXP(-[.$H9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E10]*EXP(-[.$H10]/8.314*(1/[.$E$1]-1/[.B$1]))" office:value-type="float" office:value="0.015" calcext:value-type="float">
            <text:p>0.015</text:p>
          </table:table-cell>
          <table:table-cell table:formula="of:=[.$E10]*EXP(-[.$H10]/8.314*(1/[.$E$1]-1/[.C$1]))" office:value-type="float" office:value="0.015" calcext:value-type="float">
            <text:p>0.015</text:p>
          </table:table-cell>
          <table:table-cell table:formula="of:=[.$E10]*EXP(-[.$H10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10]*EXP(-[.$H10]/8.314*(1/[.$E$1]-1/[.F$1]))" office:value-type="float" office:value="0.015" calcext:value-type="float">
            <text:p>0.015</text:p>
          </table:table-cell>
          <table:table-cell table:formula="of:=[.$E10]*EXP(-[.$H10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E11]*EXP(-[.$H11]/8.314*(1/[.$E$1]-1/[.B$1]))" office:value-type="float" office:value="0.015" calcext:value-type="float">
            <text:p>0.015</text:p>
          </table:table-cell>
          <table:table-cell table:formula="of:=[.$E11]*EXP(-[.$H11]/8.314*(1/[.$E$1]-1/[.C$1]))" office:value-type="float" office:value="0.015" calcext:value-type="float">
            <text:p>0.015</text:p>
          </table:table-cell>
          <table:table-cell table:formula="of:=[.$E11]*EXP(-[.$H11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11]*EXP(-[.$H11]/8.314*(1/[.$E$1]-1/[.F$1]))" office:value-type="float" office:value="0.015" calcext:value-type="float">
            <text:p>0.015</text:p>
          </table:table-cell>
          <table:table-cell table:formula="of:=[.$E11]*EXP(-[.$H11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12]*EXP(-[.$H12]/8.314*(1/[.$E$1]-1/[.B$1]))" office:value-type="float" office:value="0.015" calcext:value-type="float">
            <text:p>0.015</text:p>
          </table:table-cell>
          <table:table-cell table:formula="of:=[.$E12]*EXP(-[.$H12]/8.314*(1/[.$E$1]-1/[.C$1]))" office:value-type="float" office:value="0.015" calcext:value-type="float">
            <text:p>0.015</text:p>
          </table:table-cell>
          <table:table-cell table:formula="of:=[.$E12]*EXP(-[.$H12]/8.314*(1/[.$E$1]-1/[.D$1]))" office:value-type="float" office:value="0.01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table:formula="of:=[.$E12]*EXP(-[.$H12]/8.314*(1/[.$E$1]-1/[.F$1]))" office:value-type="float" office:value="0.015" calcext:value-type="float">
            <text:p>0.015</text:p>
          </table:table-cell>
          <table:table-cell table:formula="of:=[.$E12]*EXP(-[.$H12]/8.314*(1/[.$E$1]-1/[.G$1]))" office:value-type="float" office:value="0.015" calcext:value-type="float">
            <text:p>0.015</text:p>
          </table:table-cell>
          <table:table-cell table:formula="of:=[.$H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59:05.1795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5:07:17.440371000</meta:creation-date>
    <dc:date>2016-09-16T15:59:53.201337000</dc:date>
    <meta:editing-duration>PT2M25S</meta:editing-duration>
    <meta:editing-cycles>4</meta:editing-cycles>
    <meta:generator>LibreOffice/4.2.4.2$MacOSX_x86 LibreOffice_project/63150712c6d317d27ce2db16eb94c2f3d7b699f8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scatter" chart:style-name="ch1">
        <chart:legend chart:legend-position="end" svg:x="13.088cm" svg:y="3.011cm" style:legend-expansion="high" chart:style-name="ch2"/>
        <chart:plot-area chart:style-name="ch3" table:cell-range-address="Sheet1.A2:Sheet1.G12" svg:x="0.77cm" svg:y="0.855cm" svg:width="11.678cm" svg:height="7.547cm">
          <chartooo:coordinate-region svg:x="1.912cm" svg:y="1.045cm" svg:width="10.289cm" svg:height="6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class="chart:scatter">
            <chart:data-point chart:repeated="11"/>
          </chart:series>
          <chart:series chart:style-name="ch8" chart:values-cell-range-address="Sheet1.D2:Sheet1.D12" chart:class="chart:scatter">
            <chart:data-point chart:repeated="11"/>
          </chart:series>
          <chart:series chart:style-name="ch9" chart:values-cell-range-address="Sheet1.E2:Sheet1.E12" chart:class="chart:scatter">
            <chart:data-point chart:repeated="11"/>
          </chart:series>
          <chart:series chart:style-name="ch10" chart:values-cell-range-address="Sheet1.F2:Sheet1.F12" chart:class="chart:scatter">
            <chart:data-point chart:repeated="11"/>
          </chart:series>
          <chart:series chart:style-name="ch11" chart:values-cell-range-address="Sheet1.G2:Sheet1.G1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.015">
                <text:p>0.015</text:p>
                <draw:g>
                  <svg:desc>Sheet1.B2:Sheet1.B12</svg:desc>
                </draw:g>
              </table:table-cell>
              <table:table-cell office:value-type="float" office:value="0.015">
                <text:p>0.015</text:p>
                <draw:g>
                  <svg:desc>Sheet1.C2:Sheet1.C12</svg:desc>
                </draw:g>
              </table:table-cell>
              <table:table-cell office:value-type="float" office:value="0.015">
                <text:p>0.015</text:p>
                <draw:g>
                  <svg:desc>Sheet1.D2:Sheet1.D12</svg:desc>
                </draw:g>
              </table:table-cell>
              <table:table-cell office:value-type="float" office:value="0.015">
                <text:p>0.015</text:p>
                <draw:g>
                  <svg:desc>Sheet1.E2:Sheet1.E12</svg:desc>
                </draw:g>
              </table:table-cell>
              <table:table-cell office:value-type="float" office:value="0.015">
                <text:p>0.015</text:p>
                <draw:g>
                  <svg:desc>Sheet1.F2:Sheet1.F12</svg:desc>
                </draw:g>
              </table:table-cell>
              <table:table-cell office:value-type="float" office:value="0.015">
                <text:p>0.015</text:p>
                <draw:g>
                  <svg:desc>Sheet1.G2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